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1b8f" officeooo:paragraph-rsid="00091b8f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091b8f" officeooo:paragraph-rsid="00091b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Github es una herramienta muy útil cuando se tiene la necesidad de crear software, páginas web, o cualquier tipo de proyecto que conlleve programación, sobre todo si dicho proyecto es extenso y hay más de una persona trabajando en él. Es importante reconocer sus principales funciones y familiarizarse con su funcionalidad,ya que, en un futuro no muy lejano podría sernos de mucha utilidad incluso en el ámbito laboral.</text:p>
      <text:p text:style-name="P2"/>
      <text:p text:style-name="P2">Durante esta práctica reconocimos la premicia principal de Git y cómo crear un repositorio, además de crear y administrar las versiones de un proyecto. Es una plataforma bastante intuitiva y sencilla de usar.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22:23:40.830785335</meta:creation-date>
    <dc:date>2019-08-13T22:29:44.190600761</dc:date>
    <meta:editing-duration>PT6M13S</meta:editing-duration>
    <meta:editing-cycles>1</meta:editing-cycles>
    <meta:document-statistic meta:table-count="0" meta:image-count="0" meta:object-count="0" meta:page-count="1" meta:paragraph-count="3" meta:word-count="101" meta:character-count="628" meta:non-whitespace-character-count="528"/>
    <meta:generator>LibreOffice/6.0.7.3$Linux_X86_64 LibreOffice_project/00m0$Build-3</meta:generator>
  </office:meta>
</office:document-meta>
</file>